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533e" officeooo:paragraph-rsid="0018533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533e" officeooo:paragraph-rsid="0018533e" style:font-size-asian="16pt" style:font-size-complex="16pt"/>
    </style:style>
    <style:style style:name="P3" style:family="paragraph" style:parent-style-name="Standard">
      <style:paragraph-properties style:line-height-at-least="0.503cm"/>
      <style:text-properties fo:font-size="16pt" officeooo:rsid="0018533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aa603" officeooo:paragraph-rsid="001aa60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6pt" officeooo:rsid="0019a433" officeooo:paragraph-rsid="0019a43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6pt" officeooo:rsid="0019a433" officeooo:paragraph-rsid="0019a433" style:font-size-asian="16pt" style:font-size-complex="16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rsid="001aa603" officeooo:paragraph-rsid="001aa603" fo:background-color="#000000" style:font-size-asian="16pt" style:font-size-complex="16pt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style:use-window-font-color="true" loext:opacity="0%"/>
    </style:style>
    <style:style style:name="T2" style:family="text">
      <style:text-properties fo:color="#c9211e" loext:opacity="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586c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ip Mruškovič 4.C 2.Skupina</text:p>
      <text:p text:style-name="P1"/>
      <text:p text:style-name="P4">Príkazy v Ubuntu termináli:</text:p>
      <text:p text:style-name="P4">cd – change directory</text:p>
      <text:p text:style-name="P4">ls – ukáže čo sa všetko nachádza </text:p>
      <text:p text:style-name="P1"/>
      <text:p text:style-name="P6">Na inštaláciu NEXT.js si ako prvé si vložíme tento príkaz do terminálu: <text:span text:style-name="T3">npx create-next-app@latest</text:span></text:p>
      <text:p text:style-name="P5"/>
      <text:p text:style-name="P5">Vytváranie nového projektu v NEXT.js:</text:p>
      <text:p text:style-name="P2">What is your project named? my-app</text:p>
      <text:p text:style-name="P2">Would you like to use TypeScript? No / <text:span text:style-name="T2">Yes</text:span></text:p>
      <text:p text:style-name="P2">Would you like to use ESLint? No / <text:span text:style-name="T2">Yes</text:span></text:p>
      <text:p text:style-name="P2">Would you like to use Tailwind CSS? <text:span text:style-name="T2">No</text:span> / Yes</text:p>
      <text:p text:style-name="P2">Would you like your code inside a `src/` directory? No / <text:span text:style-name="T2">Yes</text:span></text:p>
      <text:p text:style-name="P2">Would you like to use App Router? (recommended) No / <text:span text:style-name="T2">Yes</text:span></text:p>
      <text:p text:style-name="P2">Would you like to use Turbopack for `next dev`? <text:s/><text:span text:style-name="T1">No</text:span> / <text:span text:style-name="T2">Yes</text:span></text:p>
      <text:p text:style-name="P2">Would you like to customize the import alias (`@/*` by default)? <text:span text:style-name="T2">No</text:span> / Yes</text:p>
      <text:p text:style-name="P2">What import alias would you like configured? @/*</text:p>
      <text:p text:style-name="P2"/>
      <text:p text:style-name="P4">App je ako router </text:p>
      <text:p text:style-name="P2"/>
      <text:p text:style-name="P4">Príkazy na vytvorenie stránky:</text:p>
      <text:p text:style-name="P8"><text:span text:style-name="T4">import</text:span> <text:span text:style-name="T5">Typography</text:span> <text:span text:style-name="T4">from</text:span> <text:span text:style-name="T6">"@mui/material/Typography"</text:span>;</text:p>
      <text:p text:style-name="P9"/>
      <text:p text:style-name="P7"><text:span text:style-name="T4">export</text:span> <text:span text:style-name="T4">default</text:span> <text:span text:style-name="T7">function</text:span> <text:span text:style-name="T8">TermsConditions</text:span>() {</text:p>
      <text:p text:style-name="P7"><text:span text:style-name="T4">return</text:span> (</text:p>
      <text:p text:style-name="P7"><text:span text:style-name="T9">&lt;</text:span><text:span text:style-name="T10">Typography</text:span><text:span text:style-name="T9">&gt;</text:span> Podmienky pouzivania tohto webu<text:span text:style-name="T9">&lt;/</text:span><text:span text:style-name="T10">Typography</text:span><text:span text:style-name="T9">&gt;</text:span></text:p>
      <text:p text:style-name="P7">);</text:p>
      <text:p text:style-name="P7">}</text:p>
      <text:p text:style-name="P3"/>
      <text:p text:style-name="P4">page.tsx</text:p>
      <text:p text:style-name="P4">layout.tsx</text:p>
      <text:p text:style-name="P4">not-found.tsx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7:09.143639457</meta:creation-date>
    <dc:date>2024-09-20T13:15:35.095899026</dc:date>
    <meta:editing-duration>PT37M52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26" meta:word-count="156" meta:character-count="937" meta:non-whitespace-character-count="802"/>
  </office:meta>
</office:document-meta>
</file>